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RUPO CRESTA ROJ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864944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8682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NSIHUAY PAUCAR, DOMINGO ELIA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84210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8682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86494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6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5193595</text:p>
          </table:table-cell>
          <table:table-cell table:style-name="Tabla2.D3" office:value-type="string">
            <text:p text:style-name="P23">1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6:52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